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tyle="normal" style:font-style-asian="normal" style:font-style-complex="normal"/>
    </style:style>
    <style:style style:name="P3" style:family="paragraph" style:parent-style-name="Standard">
      <style:paragraph-properties fo:text-align="justify" style:justify-single-word="false"/>
      <style:text-properties fo:font-size="15pt" style:font-size-asian="15pt" style:font-size-complex="15pt"/>
    </style:style>
    <style:style style:name="P4" style:family="paragraph" style:parent-style-name="Standard">
      <style:paragraph-properties fo:text-align="center" style:justify-single-word="false"/>
    </style:style>
    <style:style style:name="P5" style:family="paragraph" style:parent-style-name="Standard">
      <style:paragraph-properties fo:text-align="end"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800000"/>
    </style:style>
    <style:style style:name="T4" style:family="text">
      <style:text-properties fo:font-size="13pt" style:font-size-asian="13pt" style:font-size-complex="13pt"/>
    </style:style>
    <style:style style:name="T5" style:family="text">
      <style:text-properties fo:font-size="15pt" style:font-size-asian="15pt" style:font-size-complex="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ARÍA REDONDO MÁRQUEZ (T1)</text:p>
      <text:p text:style-name="P3"/>
      <text:p text:style-name="P4"><text:span text:style-name="T5">LA REVOLUCIÓN DEL LENGUAJE- </text:span><text:span text:style-name="T4">DAVID CRYSTAL.</text:span></text:p>
      <text:p text:style-name="P1"/>
      <text:p text:style-name="P1">Aunque la mayoría de nosotros no piense en el lenguaje, las lenguas cambian constantemente. En este libro el autor intenta explicar qué ocurre tras una revolución del lenguaje. Es evidente que estamos ante una nueva era lingüística, y el lenguaje es tan importante porque es una forma de expresión cultural y sirve como medio de compresión nacional e internacional.</text:p>
      <text:p text:style-name="P1">El primer capítulo trata sobre el futuro de las lenguas inglesas. El inglés es una lengua mundial. Una lengua no adquiere un estatus global solo por su número de hablantes, sino por el rol que tiene en todos los países. Además, tiene que ser aceptada por otros países, por lo que se manifiesta de dos maneras: los países que tienen esa lengua, en este caso el inglés, como oficial o como segunda lengua, y los países que favorecen su enseñanza como lengua extranjera. El inglés, por estos tres factores (posee un gran número de hablantes), es actualmente la lengua que ha alcanzado el estatus de mundial. Lo que resulta impresionante es que uno de cada cuatro hablantes del inglés no lo tienen como lengua oficial, por lo que el autor hace un análisis de los factores que han favorecido su desarrollo: un factor obvio es la necesidad de adoptar un lenguaje común, lo que se llama <text:span text:style-name="T1">lingua franca</text:span><text:span text:style-name="T2">, idea que surgió con la creación de la ONU en el S. XX. Una lengua se convierte en mundial por el poder de las personas que lo hablan, por el poder político, tecnológico, económico y cultural. Este poder se puede explicar mediante sucesos como la Revolución Industrial, encabezada por Gran Bretaña, el poder económico norteamericano, el colonialismo, en el que algunos países de habla inglesa tuvieron mucha relevancia, etc. Otros factores importantes son: la prensa (el inglés fue un importante medio de expresión para la prensa), la publicidad (hubo un incremento de anuncios en los países más industrializados), la radiodifusión (el inglés fue el primer idioma retransmitido por radio), la industria del cine (cuando el sonido fue incorporado la lengua inglesa pasó a dominar el mundo del cine), la música popular (en la que el inglés tiene un papel muy importante), los viajes internacionales, la educación (la educación debe proporcionar acceso al conocimiento, y gran parte de él se expresa en inglés, como la ciencia y la tecnología) e internet (comenzó su vida como un medio en lengua inglesa y ha mantenido su dominio). </text:span></text:p>
      <text:p text:style-name="P2">Estos son los factores principales por los que el inglés se ha convertido en lengua mundial, y es importante también hablar de lo que pasará en el futuro con el inglés.</text:p>
      <text:p text:style-name="P2">Como ya he dicho, el estatus de una lengua se basa en el poder <text:s/>político, económico, etc,y a medida que estas variables cambian, las lenguas suben o bajan, pero el inglés tiene tal importancia hoy en día, que será muy difícil que cambie su estatus.</text:p>
      <text:p text:style-name="P2">Aunque esta lengua sea relativamente estable, está cambiando muy rápido, lo que se debe en parte al cambio en el centro de gravedad de una lengua: ya hemos visto que son muchos más los hablantes de inglés que no son nativos que los nativos. Por lo tanto, es muy probable que los que lo hablan como segunda lengua o lengua extranjera cambien el futuro del inglés, porque existen muchas variedades que están evolucionando en todo el mundo (“nuevas lenguas inglesas”). En muchos países se ha adoptado el inglés como lengua, pero se ha desarrollado de tal manera que ha sido necesaria una adaptación del léxico. De hecho, los angloparlantes siempre han adoptado una actitud inclusiva frente a las palabras adoptadas (el inglés, se puede decir, es una “aspiradora del lenguaje”). Las lenguas mestizas son cada vez más frecuentes en el mundo angloparlante, y quizá sean la principal tendencia lingüística del S. XXI. Cometemos un error si pensamos que el inglés del futuro se basará en el británico o el norteamericano, por los factores ya analizados (importancia que cobran otros “tipos de inglés”).</text:p>
      <text:p text:style-name="P2">Los paralelismos con lo que pasó con el latín y lo que está pasando con el inglés son sorprendentes. Podemos destacar algunas coincidencias como: el latín se convirtió en la lengua universal de la sociedad europea educada, y hacia el siglo VIII sufrió una transformación considerable. La situación a la que se enfrentaba (existían el latín clásico, aparentemente vivo, y el latín vulgar, hablado en muchas zonas de Europa) es muy parecida a la del inglés actualmente. El latín es hoy considerada una lengua muerta, pero las lenguas que surgieron del latín vulgar están muy vivas. Lo <text:soft-page-break/>que se pregunta el autor es si esto podría pasar con el inglés (que cobren más fuerza los otros “tipos de inglés” que el inglés que existe ahora como modelo).</text:p>
      <text:p text:style-name="P1"><text:span text:style-name="T2">Sin embargo, puede que la historia no sirva como modelo para entender lo que está sucediendo con el inglés, <text:s/>porque la necesidad de una </text:span><text:span text:style-name="T1">lingua franca</text:span><text:span text:style-name="T2"> sigue existiendo. </text:span></text:p>
      <text:p text:style-name="P2">Aunque los métodos tradicionales de enseñanza de lenguas continuarán sin cambios de momento, ya son visibles signos de mayor amplitud, en los que hay lugar para esas variedades del inglés mencionadas.</text:p>
      <text:p text:style-name="P2">Como conclusión, este capítulo se centra en lo que ocurrirá posiblemente con el inglés cuando se enfrente a las tensiones derivadas de haberse convertido en una lengua global en tan poco tiempo. Cuando una lengua adquiere dicha categoría, surge la posibilidad de que las demás sufran cambios. ¿Podría el inglés exterminar a las demás lenguas?</text:p>
      <text:p text:style-name="P2"/>
      <text:p text:style-name="P2">El capítulo 2 trata sobre el futuro de las lenguas, concretamente de que hay muchas amenazadas o en proceso de desaparición. Ninguna lengua vive aislada, y las más extendidas influyen sobre las minoritarias perjudicándolas, en el sentido en que son amenazadas. Cada cultura responde de manera muy diferente a esta influencia: algunos la consideran una fuente de enriquecimiento lingüístico, mientras otros piensan que es un ataque a su lengua. El autor considera este fenómeno como algo positivo, ya que las palabras procedentes de otras lenguas o bien sirven para denominar algo para lo que no había una palabra o añaden un valor semántico permitiendo expresar una idea con mucha más matización. Aunque algunas de estas palabras que se introducen ya existían en el propio idioma para designar la misma cosa puedan remplazar esa palabra, no tienen por qué hacerlo, pueden complementarla. Normalmente hace falta una generación para que se introduzcan estas nuevas palabras, pero Internet está agilizando el proceso.</text:p>
      <text:p text:style-name="P2">Por otro lado, hasta la década de los noventa no fue perceptible el ritmo de desaparición de las lenguas, que aumentó considerablemente. La mayor parte de la gente aún no tiene conciencia del lenguaje, pero es preocupante el peligro en el que se encuentran muchas lenguas. Su desaparición se debe en parte al impacto que tienen las lenguas dominantes sobre las minoritarias. El mantenimiento de una lengua depende de varios factores: que la gente que la habla tenga interés por mantenerla, y lo más importante, su financiación, el apoyo económico a esa lengua para que sea posible su enseñanza, escritura, conservación...</text:p>
      <text:p text:style-name="P1"><text:span text:style-name="T2">Pero la lengua de la cultura dominante se infiltra por todas partes, y sucede lo que se llama </text:span><text:span text:style-name="T1">asimilación cultural</text:span><text:span text:style-name="T2"> (una cultura es influida por otra y comienza a perder su carácter). Poco a poco, la lengua que se hablaba es sustituida por la más influyente, queda limitada al ámbito familiar hasta que a veces, en muchos casos, hay un sentimiento de vergüenza al hablarla. </text:span></text:p>
      <text:p text:style-name="P1"><text:span text:style-name="T2">El hecho de llevar a cabo la iniciativa que ayude a las lenguas que corren peligro de desaparecer a conservarse, se llama </text:span><text:span text:style-name="T1">revitalización</text:span><text:span text:style-name="T2">. La tarea más importante a la hora de revitalizar una lengua es documentarla, escribirla. Así, se asegura su perduración y de alguna manera la diversidad lingüística. Aunque hay algunas organizaciones que intentan conseguir fondos para revitalizar algunas lenguas (el problema principal por el que no se lleva a cabo esa revitalización es económico), también es necesario que la gente se haga consciente de este problema.</text:span></text:p>
      <text:p text:style-name="P2"/>
      <text:p text:style-name="P1"><text:span text:style-name="T2">El tercer capítulo se centra en el tercer factor revolucionario, Internet. Los lingüistas quedaron impresionados con lo rápido que las innovaciones lingüísticas podían circular por todo el mundo. Internet muestra algo más que una variedad estilística de la lengua, algo que no ha recibido aún una denominación. En Internet, se pueden identificar tres funciones básicas: la Red, que es el conjunto de todos los ordenadores conectados a Internet que contienen documentos mutuamente accesibles, el correo electrónico, que es un híbrido entre conversación y carta y los grupos de chat, que son debates sobre temas específicos. Estos tres campos no son excluyentes, y facilitan nuestra capacidad para comunicarnos. Además, existen determinadas actividades lingüísticas que este medio puede facilitar. Lo que está claro es que la comunicación mediante el ordenador no es como el habla. De hecho, existen varias diferencias importantes como la carencia de respuestas instantáneas y simultáneas. Los receptores se ven obligados a esperar un tiempo hasta que el texto aparece. La </text:span><text:soft-page-break/><text:span text:style-name="T2">segunda diferencia se aprecia en los chats a tiempo real. En la vida real no es posible prestar atención a muchas conversaciones a la vez, pero sí lo es en los chats. Este es un importante factor revolucionario ya que nunca antes había sido posible participar simultáneamente en conversaciones múltiples. Otra diferencia radica en las limitaciones temporales, porque una interacción a través de Internet es más lenta que una en la vida real, carece de tanto ritmo y la previsibilidad de las conversaciones es mucho menor. El autor añade que los turnos de palabra son fundamentales en las conversaciones, necesarias para lograr interacciones satisfactorias. </text:span></text:p>
      <text:p text:style-name="P2">La aparición de los emoticonos es otra diferencia entre las características del discurso oral y el escrito, ya que se usan para expresar sentimientos, mientras que en la vida real estos sentimientos se pueden intuir.</text:p>
      <text:p text:style-name="P1"><text:span text:style-name="T2">En cuanto a las diferencias con el lenguaje escrito, podemos destacar algunas como el hecho de que si algo queda escrito, siempre encontraremos el mismo texto, sin embargo, las páginas webs suelen cambiar de una visita a otra. Otra diferencia es la presencia espacial. En Internet es posible alterar los mensajes, lo que no es posible con un texto escrito de forma tradicional. La existencia de los </text:span><text:span text:style-name="T1">hipervínculos </text:span><text:span text:style-name="T2">nos alejan del lenguaje escrito tradicional, porque nos dan la posibilidad de movernos de una a otra página web, y los textos on-line carecen de tanta elaboración.</text:span></text:p>
      <text:p text:style-name="P2">Por lo tanto, la comunicación mediante ordenador introduce rasgos que no poseen ninguno de los otros medios, y tiene que considerarse como un nuevo tipo de comunicación. </text:p>
      <text:p text:style-name="P2">La llegada de este medio de comunicación crea un efecto doble: pone en marcha cambios en el carácter de las lenguas que lo utilizan y les ofrece nuevas oportunidades. </text:p>
      <text:p text:style-name="P2">Otro rasgo importante de la escritura, son las abreviaciones, el minimalismo de puntuación y los errores ortográficos en Internet. Esto no se debe a una educación deficiente, si no a una manera de escribir más rápidamente. También se han creado muchos nuevos conceptos relacionados con Internet. No se puede saber cuántos neologismos se asentarán definitivamente, los cambios en el lenguaje nunca pueden predecirse.</text:p>
      <text:p text:style-name="P2">Internet ha sido en parte tan revolucionario en la lingüística porque ofrece un “hogar” a todas las lenguas, a pesar de que al principio el idioma de Internet fuese el inglés. Pero la presencia de otros idiomas ha aumentado continuamente en Internet, por lo que el inglés ha perdido su predominio en la Web.</text:p>
      <text:p text:style-name="P2">Internet es el medio ideal para las lenguas minoritarias, pues puede suponer su salvación.</text:p>
      <text:p text:style-name="P2">Como conclusión de este capítulo, las características de Internet aún están en evolución, y tendrán un desarrollo importante durante los próximos años.</text:p>
      <text:p text:style-name="P2"/>
      <text:p text:style-name="P2">A pesar de que Internet nos ha proporcionado un nuevo medio lingüístico que ofrece nuevas posibilidades de expresión, muchas lenguas corren el peligro de desaparecer, lo que ha contribuido a crear nuevas iniciativas para evitarlo.</text:p>
      <text:p text:style-name="P2">Por otra parte, sabemos que aprender una lengua implica desarrollar la comprensión oral, el habla, la escritura y la lectura. Pero algunas personas son semilingües, lo que significa que no dominan todas esas modalidades, basta con dominar la comprensión oral y el habla. </text:p>
      <text:p text:style-name="P2">Existen dudas sobre el papel de una <text:span text:style-name="T1">lingua franca</text:span>, y no se sabe qué hacer con las lenguas que corren peligro de desaparecer. Todas las lenguas evolucionan y adoptan expresiones de otras, por lo que no existen las lenguas puras. Cualquier comunidad que defiende las lenguas puras, está firmando su “sentencia de muerte”. Además, cualquier política lingüística que declare que determinado grupo no habla “correctamente” una lengua (es decir, un nivel más coloquial), también está condenada a la autodestrucción. </text:p>
      <text:p text:style-name="P2">Los programas escolares deberían estar basados en una <text:span text:style-name="T1">cartera de lenguas</text:span>, basado en los idiomas que un individuo tiene a su disposición. </text:p>
      <text:p text:style-name="P2">Crear una conciencia pública sobre la desaparición de las lenguas es algo muy difícil, aunque en tan solo una década se han conseguido muchos logros. Como ya hemos visto, un factor muy importante para revitalizar una lengua es el dinero. </text:p>
      <text:p text:style-name="P2">Para conseguir que la gente se conciencie exiten varias maneras: los medios de comunicación, las artes, Internet, y los planes de estudio escolares.</text:p>
      <text:p text:style-name="P2"><text:soft-page-break/>Se han producido algunos avances en cuanto al apoyo de los medios, pero se cree que el lenguaje es un tema demasiado abstracto para un tratamiento televisivo. Una manera de que la gente se conciencie y se muestre entusiasta respecto a este tema, es que los famosos presenten estos programas. Pero sin duda, la mejor manera para conectar con la gente y hacer que se interesen por el tema de la desaparición de lenguas es mediante las artes. Todo el mundo aprecia el arte, por lo que es una buena manera de conseguir ese objetivo. El arte es el mayor recurso sin explotar para conseguir ese fin, y para ello necesitamos empezar a considerar el lenguaje como un tema. También necesitamos que las artes nos ayuden a introducir nuestra iniciativa en los tres ámbitos en los que puede causar un mayor impacto: los medios de comunicación, la escuela y el hogar. En la escuela, el tema se tiene que incluir en los planes de estudio y tenemos que llevar al hogar la concienciación sobre la crisis de las lenguas (mediante Internet y las artes). </text:p>
      <text:p text:style-name="P2">Como conclusión a este capítulo, las iniciativas para el nuevo siglo deben centrarse en la comunicación con el gran público. El camino más prometedor vendrá de la colaboración entre lingüistas, las artes y los medios de comunicación.</text:p>
      <text:p text:style-name="P2"/>
      <text:p text:style-name="P2">El quinto capítulo constituye básicamente un resumen de los anteriores.</text:p>
      <text:p text:style-name="P2">La aparición de una lengua global, el inglés, ha generado una nueva serie de actitudes sobre el lenguaje y las lenguas. Existe cierta agitación entre los hablantes del inglés porque están surgiendo “nuevas lenguas inglesas”, así que el inglés británico y el americano ya no están en primer plano. Ya hemos visto que Internet beneficia a muchas lenguas minoritarias y amenazadas, pero no ayuda a dos terceras partes de las lenguas en esa situación, por lo que deben buscarse otras alternativas. Promover acciones para fomentar, apoyar, proteger, administrar, enseñar y financiar las lenguas presupone una cierta conciencia de la naturaleza del lenguaje.</text:p>
      <text:p text:style-name="P2">Las principales preocupaciones que deberían caracterizar los planteamientos lingüísticos del nuevo milenio son: incrementar la preocupación general por las lenguas amenazadas, conseguir un mayor interés por las lenguas amenazadas, promover una mayor preocupación por todos los acentos y dialectos, fomentar un mayor interés por la gama expresiva del lenguaje, es decir, valorar todas las variedades y estilos de una lengua. Hay que aceptar que la transformación de las lenguas es un proceso normal, ya que las lenguas no mejoran o empeoran cuando cambian, solo se transforman. Se debe mostrar una mayor preocupación por aquellos que tienen dificultad en aprender su lengua materna y por aquellos que han perdido la capacidad de emplear su lengua materna, el la que un día fueron competentes. También se tiene que aproximar el estudio de la lengua y la literatura (que se introduzca más conciencia sobre la lengua en clase de literatura y más conciencia sobre la literatura en la de lengua) y, por último, apreciar el valor del lenguaje en el desarrollo del hombre y de la socied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1-09T13:07:56.61</meta:creation-date>
    <dc:date>2013-11-16T12:30:07.72</dc:date>
    <meta:editing-duration>PT7H22M48S</meta:editing-duration>
    <meta:editing-cycles>16</meta:editing-cycles>
    <meta:generator>OpenOffice.org/3.3$Win32 OpenOffice.org_project/330m20$Build-9567</meta:generator>
    <meta:document-statistic meta:table-count="0" meta:image-count="0" meta:object-count="0" meta:page-count="4" meta:paragraph-count="35" meta:word-count="2684" meta:character-count="16410"/>
  </office:meta>
</office:document-meta>
</file>